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I’ll walk you through an example which shows the benefits of Protocol-Oriented Programming over the classical approach.</text:p>
      <text:p text:style-name="Text_20_body">Our aim is to create types which fulfill the following requirements:</text:p>
      <text:list xml:id="list4258610595" text:style-name="L1">
        <text:list-item>
          <text:p text:style-name="P2">Create an image given a name and image data</text:p>
        </text:list-item>
        <text:list-item>
          <text:p text:style-name="P2">The image should be persisted to and loaded from the filesystem</text:p>
        </text:list-item>
        <text:list-item>
          <text:p text:style-name="P2">Create a lossy compressed version of the image</text:p>
        </text:list-item>
        <text:list-item>
          <text:p text:style-name="P1">Base64 encode the image for transferring it over the internet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00:40:12.614550621</meta:creation-date>
    <dc:date>2018-11-18T00:41:12.243630398</dc:date>
    <meta:editing-duration>PT1M1S</meta:editing-duration>
    <meta:editing-cycles>1</meta:editing-cycles>
    <meta:document-statistic meta:table-count="0" meta:image-count="0" meta:object-count="0" meta:page-count="1" meta:paragraph-count="6" meta:word-count="70" meta:character-count="404" meta:non-whitespace-character-count="344"/>
    <meta:generator>LibreOffice/6.0.6.2$Linux_X86_64 LibreOffice_project/00m0$Build-2</meta:generator>
  </office:meta>
</office:document-meta>
</file>